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acc</text:p>
          </table:table-cell>
          <table:covered-table-cell table:number-columns-repeated="2"/>
        </table:table-row>
        <table:table-row table:style-name="ro1">
          <table:table-cell office:value-type="float" office:value="-0.1402942" calcext:value-type="float">
            <text:p>-0.1402942</text:p>
          </table:table-cell>
          <table:table-cell office:value-type="float" office:value="-0.2920826" calcext:value-type="float">
            <text:p>-0.2920826</text:p>
          </table:table-cell>
          <table:table-cell office:value-type="float" office:value="-9.523474" calcext:value-type="float">
            <text:p>-9.523474</text:p>
          </table:table-cell>
        </table:table-row>
        <table:table-row table:style-name="ro1">
          <table:table-cell office:value-type="float" office:value="-0.1320215" calcext:value-type="float">
            <text:p>-0.1320215</text:p>
          </table:table-cell>
          <table:table-cell office:value-type="float" office:value="-0.3056953" calcext:value-type="float">
            <text:p>-0.3056953</text:p>
          </table:table-cell>
          <table:table-cell office:value-type="float" office:value="-9.516935" calcext:value-type="float">
            <text:p>-9.516935</text:p>
          </table:table-cell>
        </table:table-row>
        <table:table-row table:style-name="ro1">
          <table:table-cell office:value-type="float" office:value="-0.139882" calcext:value-type="float">
            <text:p>-0.139882</text:p>
          </table:table-cell>
          <table:table-cell office:value-type="float" office:value="-0.2841487" calcext:value-type="float">
            <text:p>-0.2841487</text:p>
          </table:table-cell>
          <table:table-cell office:value-type="float" office:value="-9.528576" calcext:value-type="float">
            <text:p>-9.528576</text:p>
          </table:table-cell>
        </table:table-row>
        <table:table-row table:style-name="ro1">
          <table:table-cell office:value-type="float" office:value="-0.1125463" calcext:value-type="float">
            <text:p>-0.1125463</text:p>
          </table:table-cell>
          <table:table-cell office:value-type="float" office:value="-0.3003477" calcext:value-type="float">
            <text:p>-0.3003477</text:p>
          </table:table-cell>
          <table:table-cell office:value-type="float" office:value="-9.531351" calcext:value-type="float">
            <text:p>-9.531351</text:p>
          </table:table-cell>
        </table:table-row>
        <table:table-row table:style-name="ro1">
          <table:table-cell office:value-type="float" office:value="-0.1221817" calcext:value-type="float">
            <text:p>-0.1221817</text:p>
          </table:table-cell>
          <table:table-cell office:value-type="float" office:value="-0.2959489" calcext:value-type="float">
            <text:p>-0.2959489</text:p>
          </table:table-cell>
          <table:table-cell office:value-type="float" office:value="-9.521296" calcext:value-type="float">
            <text:p>-9.521296</text:p>
          </table:table-cell>
        </table:table-row>
        <table:table-row table:style-name="ro1">
          <table:table-cell office:value-type="float" office:value="-0.1305921" calcext:value-type="float">
            <text:p>-0.1305921</text:p>
          </table:table-cell>
          <table:table-cell office:value-type="float" office:value="-0.2910665" calcext:value-type="float">
            <text:p>-0.2910665</text:p>
          </table:table-cell>
          <table:table-cell office:value-type="float" office:value="-9.513542" calcext:value-type="float">
            <text:p>-9.513542</text:p>
          </table:table-cell>
        </table:table-row>
        <table:table-row table:style-name="ro1">
          <table:table-cell office:value-type="float" office:value="-0.1270463" calcext:value-type="float">
            <text:p>-0.1270463</text:p>
          </table:table-cell>
          <table:table-cell office:value-type="float" office:value="-0.3093047" calcext:value-type="float">
            <text:p>-0.3093047</text:p>
          </table:table-cell>
          <table:table-cell office:value-type="float" office:value="-9.533677" calcext:value-type="float">
            <text:p>-9.533677</text:p>
          </table:table-cell>
        </table:table-row>
        <table:table-row table:style-name="ro1">
          <table:table-cell office:value-type="float" office:value="-0.1284221" calcext:value-type="float">
            <text:p>-0.1284221</text:p>
          </table:table-cell>
          <table:table-cell office:value-type="float" office:value="-0.2491337" calcext:value-type="float">
            <text:p>-0.2491337</text:p>
          </table:table-cell>
          <table:table-cell office:value-type="float" office:value="-9.514505" calcext:value-type="float">
            <text:p>-9.514505</text:p>
          </table:table-cell>
        </table:table-row>
        <table:table-row table:style-name="ro1">
          <table:table-cell office:value-type="float" office:value="-0.1238884" calcext:value-type="float">
            <text:p>-0.1238884</text:p>
          </table:table-cell>
          <table:table-cell office:value-type="float" office:value="-0.294072" calcext:value-type="float">
            <text:p>-0.294072</text:p>
          </table:table-cell>
          <table:table-cell office:value-type="float" office:value="-9.520694" calcext:value-type="float">
            <text:p>-9.520694</text:p>
          </table:table-cell>
        </table:table-row>
        <table:table-row table:style-name="ro1">
          <table:table-cell office:value-type="float" office:value="-0.1370242" calcext:value-type="float">
            <text:p>-0.1370242</text:p>
          </table:table-cell>
          <table:table-cell office:value-type="float" office:value="-0.3084993" calcext:value-type="float">
            <text:p>-0.3084993</text:p>
          </table:table-cell>
          <table:table-cell office:value-type="float" office:value="-9.517831" calcext:value-type="float">
            <text:p>-9.517831</text:p>
          </table:table-cell>
        </table:table-row>
        <table:table-row table:style-name="ro1">
          <table:table-cell office:value-type="float" office:value="-0.09571727" calcext:value-type="float">
            <text:p>-0.09571727</text:p>
          </table:table-cell>
          <table:table-cell office:value-type="float" office:value="-0.341851" calcext:value-type="float">
            <text:p>-0.341851</text:p>
          </table:table-cell>
          <table:table-cell office:value-type="float" office:value="-9.521894" calcext:value-type="float">
            <text:p>-9.521894</text:p>
          </table:table-cell>
        </table:table-row>
        <table:table-row table:style-name="ro1">
          <table:table-cell office:value-type="float" office:value="-0.008642769" calcext:value-type="float">
            <text:p>-0.008642769</text:p>
          </table:table-cell>
          <table:table-cell office:value-type="float" office:value="-0.2829482" calcext:value-type="float">
            <text:p>-0.2829482</text:p>
          </table:table-cell>
          <table:table-cell office:value-type="float" office:value="-9.561565" calcext:value-type="float">
            <text:p>-9.561565</text:p>
          </table:table-cell>
        </table:table-row>
        <table:table-row table:style-name="ro1">
          <table:table-cell office:value-type="float" office:value="0.003537087" calcext:value-type="float">
            <text:p>0.003537087</text:p>
          </table:table-cell>
          <table:table-cell office:value-type="float" office:value="-0.1392189" calcext:value-type="float">
            <text:p>-0.1392189</text:p>
          </table:table-cell>
          <table:table-cell office:value-type="float" office:value="-9.631949" calcext:value-type="float">
            <text:p>-9.631949</text:p>
          </table:table-cell>
        </table:table-row>
        <table:table-row table:style-name="ro1">
          <table:table-cell office:value-type="float" office:value="-0.02975834" calcext:value-type="float">
            <text:p>-0.02975834</text:p>
          </table:table-cell>
          <table:table-cell office:value-type="float" office:value="-0.09929782" calcext:value-type="float">
            <text:p>-0.09929782</text:p>
          </table:table-cell>
          <table:table-cell office:value-type="float" office:value="-9.548972" calcext:value-type="float">
            <text:p>-9.548972</text:p>
          </table:table-cell>
        </table:table-row>
        <table:table-row table:style-name="ro1">
          <table:table-cell office:value-type="float" office:value="-0.1657818" calcext:value-type="float">
            <text:p>-0.1657818</text:p>
          </table:table-cell>
          <table:table-cell office:value-type="float" office:value="-0.4037638" calcext:value-type="float">
            <text:p>-0.4037638</text:p>
          </table:table-cell>
          <table:table-cell office:value-type="float" office:value="-9.576056" calcext:value-type="float">
            <text:p>-9.576056</text:p>
          </table:table-cell>
        </table:table-row>
        <table:table-row table:style-name="ro1">
          <table:table-cell office:value-type="float" office:value="-0.278068" calcext:value-type="float">
            <text:p>-0.278068</text:p>
          </table:table-cell>
          <table:table-cell office:value-type="float" office:value="-0.4999642" calcext:value-type="float">
            <text:p>-0.4999642</text:p>
          </table:table-cell>
          <table:table-cell office:value-type="float" office:value="-9.516236" calcext:value-type="float">
            <text:p>-9.516236</text:p>
          </table:table-cell>
        </table:table-row>
        <table:table-row table:style-name="ro1">
          <table:table-cell office:value-type="float" office:value="-0.3103116" calcext:value-type="float">
            <text:p>-0.3103116</text:p>
          </table:table-cell>
          <table:table-cell office:value-type="float" office:value="-0.2731168" calcext:value-type="float">
            <text:p>-0.2731168</text:p>
          </table:table-cell>
          <table:table-cell office:value-type="float" office:value="-9.432245" calcext:value-type="float">
            <text:p>-9.432245</text:p>
          </table:table-cell>
        </table:table-row>
        <table:table-row table:style-name="ro1">
          <table:table-cell office:value-type="float" office:value="-0.4123981" calcext:value-type="float">
            <text:p>-0.4123981</text:p>
          </table:table-cell>
          <table:table-cell office:value-type="float" office:value="-0.5014511" calcext:value-type="float">
            <text:p>-0.5014511</text:p>
          </table:table-cell>
          <table:table-cell office:value-type="float" office:value="-9.422773" calcext:value-type="float">
            <text:p>-9.422773</text:p>
          </table:table-cell>
        </table:table-row>
        <table:table-row table:style-name="ro1">
          <table:table-cell office:value-type="float" office:value="-0.382655" calcext:value-type="float">
            <text:p>-0.382655</text:p>
          </table:table-cell>
          <table:table-cell/>
          <table:table-cell office:value-type="float" office:value="-9.398456" calcext:value-type="float">
            <text:p>-9.398456</text:p>
          </table:table-cell>
        </table:table-row>
        <table:table-row table:style-name="ro1">
          <table:table-cell office:value-type="float" office:value="-0.3488801" calcext:value-type="float">
            <text:p>-0.3488801</text:p>
          </table:table-cell>
          <table:table-cell table:number-columns-repeated="2"/>
        </table:table-row>
        <table:table-row table:style-name="ro1">
          <table:table-cell office:value-type="float" office:value="-0.1347854" calcext:value-type="float">
            <text:p>-0.1347854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ar(accX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 SI</text:p>
          </table:table-cell>
        </table:table-row>
        <table:table-row table:style-name="ro1">
          <table:table-cell table:formula="of:=VAR([.A3:.A23])" office:value-type="float" office:value="0.013324677120959" calcext:value-type="float">
            <text:p>0.013324677120959</text:p>
          </table:table-cell>
          <table:table-cell table:formula="of:=VAR([.B3:.B20])" office:value-type="float" office:value="0.00959816641020057" calcext:value-type="float">
            <text:p>0.009598166410201</text:p>
          </table:table-cell>
          <table:table-cell table:formula="of:=VAR([.C3:.C21])" office:value-type="float" office:value="0.00280862023343276" calcext:value-type="float">
            <text:p>0.002808620233433</text:p>
          </table:table-cell>
        </table:table-row>
        <table:table-row table:style-name="ro1">
          <table:table-cell office:value-type="string" calcext:value-type="string">
            <text:p>These are not correct. USE MATLAB ONLY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8:40:29.938763812</meta:creation-date>
    <dc:date>2017-11-08T18:43:44.142026148</dc:date>
    <meta:editing-duration>PT3M13S</meta:editing-duration>
    <meta:editing-cycles>2</meta:editing-cycles>
    <meta:generator>LibreOffice/5.4.1.2$Linux_X86_64 LibreOffice_project/40m0$Build-2</meta:generator>
    <meta:document-statistic meta:table-count="1" meta:cell-count="66" meta:object-count="0"/>
  </office:meta>
</office:document-meta>
</file>